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1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3.201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69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3.149cm"/>
    </style:style>
    <style:style style:name="co16" style:family="table-column">
      <style:table-column-properties fo:break-before="auto" style:column-width="2.99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3.281cm"/>
    </style:style>
    <style:style style:name="co20" style:family="table-column">
      <style:table-column-properties fo:break-before="auto" style:column-width="2.805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2.371cm"/>
    </style:style>
    <style:style style:name="co28" style:family="table-column">
      <style:table-column-properties fo:break-before="auto" style:column-width="3.44cm"/>
    </style:style>
    <style:style style:name="co29" style:family="table-column">
      <style:table-column-properties fo:break-before="auto" style:column-width="2.903cm"/>
    </style:style>
    <style:style style:name="co30" style:family="table-column">
      <style:table-column-properties fo:break-before="auto" style:column-width="2.778cm"/>
    </style:style>
    <style:style style:name="co31" style:family="table-column">
      <style:table-column-properties fo:break-before="auto" style:column-width="2.434cm"/>
    </style:style>
    <style:style style:name="co32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11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J Bernier</text:p>
          </table:table-cell>
          <table:table-cell table:style-name="ce26" office:value-type="float" office:value="2900000">
            <text:p>2,9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6459000">
            <text:p>66,459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031000">
            <text:p>110,031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4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14" table:default-cell-style-name="ce26"/>
        <table:table-column table:style-name="co1" table:number-columns-repeated="3" table:default-cell-style-name="ce1"/>
        <table:table-column table:style-name="co15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J Silfverberg</text:p>
          </table:table-cell>
          <table:table-cell table:style-name="ce26" office:value-type="float" office:value="850500">
            <text:p>850,5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C Kunitz</text:p>
          </table:table-cell>
          <table:table-cell table:style-name="ce26" office:value-type="float" office:value="3850000">
            <text:p>3,8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R Smith</text:p>
          </table:table-cell>
          <table:table-cell table:style-name="ce26" office:value-type="float" office:value="900000">
            <text:p>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Heatly</text:p>
          </table:table-cell>
          <table:table-cell office:value-type="float" office:value="1050000">
            <text:p>1,050,000.00</text:p>
          </table:table-cell>
          <table:table-cell/>
          <table:table-cell office:value-type="string">
            <text:p>D</text:p>
          </table:table-cell>
          <table:table-cell office:value-type="string">
            <text:p>M Green</text:p>
          </table:table-cell>
          <table:table-cell table:style-name="ce26" office:value-type="float" office:value="6083000">
            <text:p>6,08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R Miller</text:p>
          </table:table-cell>
          <table:table-cell table:style-name="ce26"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7608500">
            <text:p>67,608,5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O Maata</text:p>
          </table:table-cell>
          <table:table-cell office:value-type="float" office:value="894000">
            <text:p>894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N Backstrom</text:p>
          </table:table-cell>
          <table:table-cell office:value-type="float" office:value="3417000">
            <text:p>3,417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3344500">
            <text:p>123,344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5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17" table:default-cell-style-name="ce26"/>
        <table:table-column table:style-name="co1" table:number-columns-repeated="2" table:default-cell-style-name="ce1"/>
        <table:table-column table:style-name="co18" table:default-cell-style-name="ce1"/>
        <table:table-column table:style-name="co16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G1:.G15])" office:value-type="float" office:value="66963000">
            <text:p>66,963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7135000">
            <text:p>107,135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20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138000">
            <text:p>68,13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7863000">
            <text:p>127,86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5"/>
        <table:table-column table:style-name="co21" table:default-cell-style-name="ce7"/>
        <table:table-column table:style-name="co1" table:default-cell-style-name="ce1"/>
        <table:table-column table:style-name="co1" table:default-cell-style-name="ce5"/>
        <table:table-column table:style-name="co22" table:default-cell-style-name="ce5"/>
        <table:table-column table:style-name="co27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string">
            <text:p>F</text:p>
          </table:table-cell>
          <table:table-cell office:value-type="string">
            <text:p>M Duchene</text:p>
          </table:table-cell>
          <table:table-cell office:value-type="float" office:value="6000000">
            <text:p>6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Duchen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string">
            <text:p>D</text:p>
          </table:table-cell>
          <table:table-cell office:value-type="string">
            <text:p>O Ekman-Larsso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3527000">
            <text:p>63,527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O Ekman-Larsson</text:p>
          </table:table-cell>
          <table:table-cell office:value-type="float" office:value="5500000">
            <text:p>5,5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table:style-name="ce1" office:value-type="string">
            <text:p>J Allen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Salary</text:p>
          </table:table-cell>
          <table:table-cell table:style-name="ce26" table:formula="of:=SUM([.C1:.C22])" office:value-type="float" office:value="87517000">
            <text:p>87,517,000.00</text:p>
          </table:table-cell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 table:style-name="ce1"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8" table:print="false">
        <office:forms form:automatic-focus="false" form:apply-design-mode="false"/>
        <table:table-column table:style-name="co1" table:default-cell-style-name="ce1"/>
        <table:table-column table:style-name="co28" table:default-cell-style-name="ce1"/>
        <table:table-column table:style-name="co29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table:style-name="ce27" office:value-type="string">
            <text:p>D Kuemper</text:p>
          </table:table-cell>
          <table:table-cell office:value-type="float" office:value="1250000">
            <text:p>1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0564000">
            <text:p>60,564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1300000">
            <text:p>1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E Nabokov</text:p>
          </table:table-cell>
          <table:table-cell office:value-type="float" office:value="1550000">
            <text:p>1,5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emper</text:p>
          </table:table-cell>
          <table:table-cell office:value-type="float" office:value="1250000">
            <text:p>1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426000">
            <text:p>110,426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0" table:default-cell-style-name="ce26"/>
        <table:table-column table:style-name="co1" table:number-columns-repeated="3" table:default-cell-style-name="ce1"/>
        <table:table-column table:style-name="co30" table:default-cell-style-name="ce26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E Kuznetzov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6175000">
            <text:p>66,175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102761334">
            <text:p>102,761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12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0" table:default-cell-style-name="ce26"/>
        <table:table-column table:style-name="co1" table:number-columns-repeated="2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M Lucic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C Fow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eraveinin</text:p>
          </table:table-cell>
          <table:table-cell office:value-type="float" office:value="1344000">
            <text:p>1,344,000.00</text:p>
          </table:table-cell>
          <table:table-cell/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59682000">
            <text:p>59,682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750000">
            <text:p>7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98093000">
            <text:p>98,09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Andrew''s Team'.I1:'Andrew''s Team'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2014-11-10</text:date>, <text:time>22:1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4-11-10T22:12:51</dc:date>
    <dc:creator>Ben Miller</dc:creator>
    <meta:editing-duration>P15DT3H37M31S</meta:editing-duration>
    <meta:editing-cycles>41</meta:editing-cycles>
    <meta:document-statistic meta:table-count="10" meta:cell-count="2065" meta:object-count="0"/>
  </office:meta>
</office:document-meta>
</file>